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loiter les deux articles découvertes de pattern : Utilisation pour la découverte de patterns de manière semi-automatique par l'utilisateur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26T09:19:02</meta:creation-date>
    <meta:generator>LibreOffice/3.5$Linux_x86 LibreOffice_project/350m1$Build-2</meta:generator>
    <dc:date>2014-02-26T09:22:55</dc:date>
    <dc:creator>Asus </dc:creator>
    <meta:editing-duration>PT1M39S</meta:editing-duration>
    <meta:editing-cycles>5</meta:editing-cycles>
    <meta:document-statistic meta:table-count="0" meta:image-count="0" meta:object-count="0" meta:page-count="1" meta:paragraph-count="1" meta:word-count="19" meta:character-count="144" meta:non-whitespace-character-count="124"/>
  </office:meta>
</office:document-meta>
</file>